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eams</text:p>
      <text:p text:style-name="Standard"/>
      <text:p text:style-name="Standard"><text:span text:style-name="User_20_Entry">------------------------------------------------------------------ </text:span></text:p>
      <text:p text:style-name="Standard"/>
      <text:p text:style-name="Standard"><text:span text:style-name="T1">Person</text:span></text:p>
      <text:p text:style-name="Standard"/>
      <text:p text:style-name="Standard">private String name;</text:p>
      <text:p text:style-name="Standard">private String country;</text:p>
      <text:p text:style-name="Standard">private Integer age;</text:p>
      <text:p text:style-name="Standard"/>
      <text:p text:style-name="Standard">public Person(String name, int age);</text:p>
      <text:p text:style-name="Standard"/>
      <text:p text:style-name="Standard">@AllArgsConstructor</text:p>
      <text:p text:style-name="Standard">@EqualsAndHashCode</text:p>
      <text:p text:style-name="Standard">@Getter</text:p>
      <text:p text:style-name="Standard"/>
      <text:p text:style-name="Standard"><text:span text:style-name="User_20_Entry">------------------------------------------------------------------ </text:span></text:p>
      <text:p text:style-name="Standard"/>
      <text:p text:style-name="P1">Nation</text:p>
      <text:p text:style-name="Standard"/>
      <text:p text:style-name="Standard">private final List&lt;Person&gt; people;</text:p>
      <text:p text:style-name="Standard"/>
      <text:p text:style-name="Standard">@AllArgsConstructor</text:p>
      <text:p text:style-name="Standard">@Getter</text:p>
      <text:p text:style-name="Standard"/>
      <text:p text:style-name="Standard"><text:span text:style-name="User_20_Entry">------------------------------------------------------------------</text:span></text:p>
      <text:p text:style-name="P1"/>
      <text:p text:style-name="P1">Continent</text:p>
      <text:p text:style-name="P1"/>
      <text:p text:style-name="P2">private final List&lt;Nation&gt; nations;</text:p>
      <text:p text:style-name="P2"/>
      <text:p text:style-name="Standard">@AllArgsConstructor</text:p>
      <text:p text:style-name="P2">@Getter</text:p>
      <text:p text:style-name="P3">Optionals</text:p>
      <text:p text:style-name="P2"/>
      <text:p text:style-name="P2"><text:span text:style-name="User_20_Entry">------------------------------------------------------------------ </text:span></text:p>
      <text:p text:style-name="P2"><text:span text:style-name="User_20_Entry"/></text:p>
      <text:p text:style-name="P1">Chocolate</text:p>
      <text:p text:style-name="P2"/>
      <text:p text:style-name="P2">private String tasteOfChocolate;</text:p>
      <text:p text:style-name="P2"/>
      <text:p text:style-name="Standard">@AllArgsConstructor</text:p>
      <text:p text:style-name="Standard">@EqualsAndHashCode</text:p>
      <text:p text:style-name="P2">@Getter</text:p>
      <text:p text:style-name="P2"/>
      <text:p text:style-name="P2"><text:span text:style-name="User_20_Entry">------------------------------------------------------------------ </text:span></text:p>
      <text:p text:style-name="P2"/>
      <text:p text:style-name="P2"><text:span text:style-name="User_20_Entry"><text:span text:style-name="T3">BoxOfChocolates</text:span></text:span></text:p>
      <text:p text:style-name="P2"><text:span text:style-name="User_20_Entry"><text:span text:style-name="T2"/></text:span></text:p>
      <text:p text:style-name="P2"><text:span text:style-name="User_20_Entry"><text:span text:style-name="T2">private Chocolate chocolate;</text:span></text:span></text:p>
      <text:p text:style-name="P2"><text:span text:style-name="User_20_Entry"><text:span text:style-name="T2"/></text:span></text:p>
      <text:p text:style-name="P2">public Optional&lt;Chocolate&gt; getChocolate();</text:p>
      <text:p text:style-name="P2"/>
      <text:p text:style-name="P2"><text:span text:style-name="User_20_Entry"><text:span text:style-name="T2">@AllArgsConstructor</text:span></text:span></text:p>
      <text:p text:style-name="P2"><text:span text:style-name="User_20_Entry"><text:span text:style-name="T2"/></text:span></text:p>
      <text:p text:style-name="P2"><text:span text:style-name="User_20_Entry">------------------------------------------------------------------</text:span></text:p>
      <text:p text:style-name="P2"><text:span text:style-name="User_20_Entry"><text:span text:style-name="T2"/></text:span></text:p>
      <text:p text:style-name="P2"><text:span text:style-name="User_20_Entry"><text:span text:style-name="T3">Cellar</text:span></text:span></text:p>
      <text:p text:style-name="P2"><text:span text:style-name="User_20_Entry"><text:span text:style-name="T2"/></text:span></text:p>
      <text:p text:style-name="P2">private BoxOfChocolates boxOfChocolates;</text:p>
      <text:p text:style-name="P2"/>
      <text:p text:style-name="P2">public Optional&lt;BoxOfChocolates&gt; getBoxOfChocolates();</text:p>
      <text:p text:style-name="P2"/>
      <text:p text:style-name="P2"><text:span text:style-name="User_20_Entry"><text:span text:style-name="T2">@AllArgsConstructor</text:span></text:span></text:p>
      <text:p text:style-name="P2"><text:span text:style-name="User_20_Entry"><text:span text:style-name="T2"/></text:span></text:p>
      <text:p text:style-name="P2"><text:span text:style-name="User_20_Entry">------------------------------------------------------------------</text:span></text:p>
      <text:p text:style-name="P2"><text:span text:style-name="User_20_Entry"><text:span text:style-name="T2"/></text:span></text:p>
      <text:p text:style-name="P2"><text:span text:style-name="User_20_Entry"><text:span text:style-name="T3">House</text:span></text:span></text:p>
      <text:p text:style-name="Standard"/>
      <text:p text:style-name="Standard">private Cellar cellar;</text:p>
      <text:p text:style-name="Standard"/>
      <text:p text:style-name="Standard">public Optional&lt;Cellar&gt; getCellar();</text:p>
      <text:p text:style-name="Standard"/>
      <text:p text:style-name="P2"><text:span text:style-name="User_20_Entry"><text:span text:style-name="T2">@AllArgsConstructor</text:span></text:span></text:p>
      <text:p text:style-name="Standard"/>
      <text:p text:style-name="Standard"/>
      <text:p text:style-name="Standard"><text:span text:style-name="User_20_Entry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kkk </meta:initial-creator>
    <meta:creation-date>2020-07-28T23:32:54.13</meta:creation-date>
    <dc:date>2020-07-28T23:52:56.80</dc:date>
    <dc:creator>kkkk </dc:creator>
    <meta:editing-duration>PT20M2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2" meta:paragraph-count="43" meta:word-count="72" meta:character-count="1158"/>
  </office:meta>
</office:document-meta>
</file>